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Heading_20_1" style:master-page-name="">
      <style:paragraph-properties fo:hyphenation-ladder-count="3"/>
      <style:text-properties fo:hyphenate="true" fo:hyphenation-remain-char-count="2" fo:hyphenation-push-char-count="2"/>
    </style:style>
    <style:style style:name="P2" style:family="paragraph" style:parent-style-name="Text_20_body">
      <style:paragraph-properties fo:hyphenation-ladder-count="3" fo:padding="0cm" fo:border="none" style:shadow="none"/>
      <style:text-properties fo:color="#000080" fo:hyphenate="true" fo:hyphenation-remain-char-count="2" fo:hyphenation-push-char-count="2"/>
    </style:style>
    <style:style style:name="P3" style:family="paragraph" style:parent-style-name="Text_20_body">
      <style:paragraph-properties fo:margin-top="0cm" fo:margin-bottom="0cm" fo:hyphenation-ladder-count="3" fo:padding="0cm" fo:border="none" style:shadow="none"/>
      <style:text-properties fo:color="#000080" fo:hyphenate="true" fo:hyphenation-remain-char-count="2" fo:hyphenation-push-char-count="2"/>
    </style:style>
    <style:style style:name="P4" style:family="paragraph" style:parent-style-name="Text_20_body">
      <style:paragraph-properties fo:margin-top="0cm" fo:margin-bottom="0.199cm" fo:hyphenation-ladder-count="3" fo:padding="0cm" fo:border="none" style:shadow="none"/>
      <style:text-properties fo:color="#000080" fo:hyphenate="true" fo:hyphenation-remain-char-count="2" fo:hyphenation-push-char-count="2"/>
    </style:style>
    <style:style style:name="P5" style:family="paragraph" style:parent-style-name="Heading_20_2">
      <style:paragraph-properties fo:hyphenation-ladder-count="3"/>
      <style:text-properties fo:hyphenate="true" fo:hyphenation-remain-char-count="2" fo:hyphenation-push-char-count="2"/>
    </style:style>
    <style:style style:name="P6" style:family="paragraph" style:parent-style-name="Standard">
      <style:paragraph-properties fo:hyphenation-ladder-count="3"/>
      <style:text-properties fo:hyphenate="true" fo:hyphenation-remain-char-count="2" fo:hyphenation-push-char-count="2"/>
    </style:style>
    <style:style style:name="P7" style:family="paragraph" style:parent-style-name="Heading_20_1">
      <style:paragraph-properties fo:hyphenation-ladder-count="3"/>
      <style:text-properties fo:hyphenate="true" fo:hyphenation-remain-char-count="2" fo:hyphenation-push-char-count="2"/>
    </style:style>
    <style:style style:name="P8" style:family="paragraph" style:parent-style-name="Text_20_body">
      <style:paragraph-properties fo:hyphenation-ladder-count="3"/>
      <style:text-properties fo:hyphenate="true" fo:hyphenation-remain-char-count="2" fo:hyphenation-push-char-count="2"/>
    </style:style>
    <style:style style:name="P9" style:family="paragraph" style:parent-style-name="Text_20_body">
      <style:paragraph-properties fo:hyphenation-ladder-count="3"/>
      <style:text-properties fo:color="#9999ff" fo:hyphenate="true" fo:hyphenation-remain-char-count="2" fo:hyphenation-push-char-count="2"/>
    </style:style>
    <style:style style:name="P10" style:family="paragraph" style:parent-style-name="Text_20_body">
      <style:paragraph-properties fo:hyphenation-ladder-count="3"/>
      <style:text-properties fo:color="#000080" style:text-underline-style="solid" style:text-underline-width="auto" style:text-underline-color="font-color" fo:font-weight="bold" style:font-weight-asian="bold" style:font-weight-complex="bold" fo:hyphenate="true" fo:hyphenation-remain-char-count="2" fo:hyphenation-push-char-count="2"/>
    </style:style>
    <style:style style:name="P11" style:family="paragraph" style:parent-style-name="Standard">
      <style:paragraph-properties fo:hyphenation-ladder-count="3" fo:padding="0cm" fo:border="none" style:shadow="none"/>
      <style:text-properties style:use-window-font-color="true" fo:font-weight="normal" style:font-weight-asian="normal" style:font-weight-complex="normal" fo:hyphenate="true" fo:hyphenation-remain-char-count="2" fo:hyphenation-push-char-count="2"/>
    </style:style>
    <style:style style:name="P12" style:family="paragraph" style:parent-style-name="Standard">
      <style:paragraph-properties fo:hyphenation-ladder-count="3" fo:padding="0cm" fo:border="none" style:shadow="none"/>
      <style:text-properties fo:color="#000080" fo:font-weight="normal" style:font-weight-asian="normal" style:font-weight-complex="normal" fo:hyphenate="true" fo:hyphenation-remain-char-count="2" fo:hyphenation-push-char-count="2"/>
    </style:style>
    <style:style style:name="P13" style:family="paragraph" style:parent-style-name="Text_20_body">
      <style:paragraph-properties fo:margin-top="0cm" fo:margin-bottom="0.199cm" fo:hyphenation-ladder-count="3" fo:padding="0cm" fo:border="none" style:shadow="none"/>
      <style:text-properties fo:color="#000080" fo:font-weight="normal" style:font-weight-asian="normal" style:font-weight-complex="normal" fo:hyphenate="true" fo:hyphenation-remain-char-count="2" fo:hyphenation-push-char-count="2"/>
    </style:style>
    <style:style style:name="P14" style:family="paragraph" style:parent-style-name="Text_20_body">
      <style:paragraph-properties fo:margin-top="0cm" fo:margin-bottom="0.199cm" fo:hyphenation-ladder-count="3" fo:padding="0cm" fo:border="none" style:shadow="none"/>
      <style:text-properties fo:color="#000000" fo:font-weight="normal" style:font-weight-asian="normal" style:font-weight-complex="normal" fo:hyphenate="true" fo:hyphenation-remain-char-count="2" fo:hyphenation-push-char-count="2"/>
    </style:style>
    <style:style style:name="P15" style:family="paragraph" style:parent-style-name="Text_20_body" style:list-style-name="L2">
      <style:paragraph-properties fo:margin-top="0cm" fo:margin-bottom="0cm" fo:hyphenation-ladder-count="3" fo:padding="0cm" fo:border="none" style:shadow="none"/>
      <style:text-properties fo:color="#000000" fo:font-weight="normal" style:font-weight-asian="normal" style:font-weight-complex="normal" fo:hyphenate="true" fo:hyphenation-remain-char-count="2" fo:hyphenation-push-char-count="2"/>
    </style:style>
    <style:style style:name="P16" style:family="paragraph" style:parent-style-name="Text_20_body">
      <style:paragraph-properties fo:margin-top="0cm" fo:margin-bottom="0cm" fo:hyphenation-ladder-count="3" fo:padding="0cm" fo:border="none" style:shadow="none"/>
      <style:text-properties fo:color="#000000" fo:font-weight="normal" style:font-weight-asian="normal" style:font-weight-complex="normal" fo:hyphenate="true" fo:hyphenation-remain-char-count="2" fo:hyphenation-push-char-count="2"/>
    </style:style>
    <style:style style:name="P17" style:family="paragraph" style:parent-style-name="Text_20_body" style:list-style-name="L3">
      <style:paragraph-properties fo:margin-top="0cm" fo:margin-bottom="0cm" fo:hyphenation-ladder-count="3" fo:padding="0cm" fo:border="none" style:shadow="none"/>
      <style:text-properties fo:color="#000000" fo:font-weight="normal" style:font-weight-asian="normal" style:font-weight-complex="normal" fo:hyphenate="true" fo:hyphenation-remain-char-count="2" fo:hyphenation-push-char-count="2"/>
    </style:style>
    <style:style style:name="P18" style:family="paragraph" style:parent-style-name="Text_20_body" style:list-style-name="L3">
      <style:paragraph-properties fo:margin-top="0cm" fo:margin-bottom="0cm" fo:hyphenation-ladder-count="3" fo:padding="0cm" fo:border="none" style:shadow="none"/>
      <style:text-properties fo:color="#000000" fo:font-weight="bold" style:font-weight-asian="bold" style:font-weight-complex="bold" fo:hyphenate="true" fo:hyphenation-remain-char-count="2" fo:hyphenation-push-char-count="2"/>
    </style:style>
    <style:style style:name="P19" style:family="paragraph" style:parent-style-name="Text_20_body">
      <style:paragraph-properties fo:margin-top="0cm" fo:margin-bottom="0.199cm" fo:hyphenation-ladder-count="3" fo:padding="0cm" fo:border="none" style:shadow="none"/>
      <style:text-properties style:use-window-font-color="true" fo:font-weight="normal" style:font-weight-asian="normal" style:font-weight-complex="normal" fo:hyphenate="true" fo:hyphenation-remain-char-count="2" fo:hyphenation-push-char-count="2"/>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199cm"/>
    </style:style>
    <style:style style:name="P22" style:family="paragraph" style:parent-style-name="Text_20_body" style:list-style-name="L4">
      <style:paragraph-properties fo:margin-top="0cm" fo:margin-bottom="0cm"/>
    </style:style>
    <style:style style:name="P23" style:family="paragraph" style:parent-style-name="Text_20_body" style:list-style-name="L4">
      <style:paragraph-properties fo:margin-top="0cm" fo:margin-bottom="0.199cm"/>
    </style:style>
    <style:style style:name="P24" style:family="paragraph" style:parent-style-name="Text_20_body" style:list-style-name="L5">
      <style:paragraph-properties fo:margin-top="0cm" fo:margin-bottom="0cm"/>
    </style:style>
    <style:style style:name="P25" style:family="paragraph" style:parent-style-name="Text_20_body" style:list-style-name="L5">
      <style:paragraph-properties fo:margin-top="0cm" fo:margin-bottom="0.199cm"/>
    </style:style>
    <style:style style:name="P26" style:family="paragraph" style:parent-style-name="Text_20_body">
      <style:paragraph-properties fo:margin-left="0cm" fo:margin-right="0cm" fo:margin-top="0cm" fo:margin-bottom="0cm" fo:text-indent="0cm" style:auto-text-indent="false"/>
      <style:text-properties style:use-window-font-color="true" fo:font-weight="normal" style:font-weight-asian="normal" style:font-weight-complex="normal"/>
    </style:style>
    <style:style style:name="P27" style:family="paragraph" style:parent-style-name="Text_20_body" style:list-style-name="L6">
      <style:paragraph-properties fo:margin-left="0cm" fo:margin-right="0cm" fo:margin-top="0cm" fo:margin-bottom="0cm" fo:text-indent="0cm" style:auto-text-indent="false"/>
    </style:style>
    <style:style style:name="P28" style:family="paragraph" style:parent-style-name="Text_20_body" style:list-style-name="L6">
      <style:paragraph-properties fo:margin-left="0cm" fo:margin-right="0cm" fo:margin-top="0cm" fo:margin-bottom="0.199cm" fo:text-indent="0cm" style:auto-text-indent="false"/>
    </style:style>
    <style:style style:name="P29" style:family="paragraph" style:parent-style-name="Text_20_body">
      <style:paragraph-properties fo:margin-left="0cm" fo:margin-right="0cm" fo:margin-top="0cm" fo:margin-bottom="0cm" fo:text-indent="0cm" style:auto-text-indent="false"/>
    </style:style>
    <style:style style:name="P30" style:family="paragraph" style:parent-style-name="Text_20_body" style:list-style-name="L7">
      <style:paragraph-properties fo:margin-left="0cm" fo:margin-right="0cm" fo:margin-top="0cm" fo:margin-bottom="0cm" fo:text-indent="0cm" style:auto-text-indent="false"/>
    </style:style>
    <style:style style:name="P31" style:family="paragraph" style:parent-style-name="Text_20_body" style:list-style-name="L7">
      <style:paragraph-properties fo:margin-left="0cm" fo:margin-right="0cm" fo:margin-top="0cm" fo:margin-bottom="0.199cm" fo:text-indent="0cm" style:auto-text-indent="false"/>
    </style:style>
    <style:style style:name="P32" style:family="paragraph" style:parent-style-name="Text_20_body">
      <style:paragraph-properties fo:margin-left="0cm" fo:margin-right="0cm" fo:margin-top="0cm" fo:margin-bottom="0.199cm" fo:text-indent="0cm" style:auto-text-indent="false"/>
    </style:style>
    <style:style style:name="P33" style:family="paragraph" style:parent-style-name="Text_20_body" style:list-style-name="L8">
      <style:paragraph-properties fo:margin-left="0cm" fo:margin-right="0cm" fo:margin-top="0cm" fo:margin-bottom="0cm" fo:text-indent="0cm" style:auto-text-indent="false"/>
    </style:style>
    <style:style style:name="P34" style:family="paragraph" style:parent-style-name="Text_20_body" style:list-style-name="L8">
      <style:paragraph-properties fo:margin-left="0cm" fo:margin-right="0cm" fo:margin-top="0cm" fo:margin-bottom="0.199cm" fo:text-indent="0cm" style:auto-text-indent="false"/>
    </style:style>
    <style:style style:name="P35" style:family="paragraph" style:parent-style-name="Text_20_body" style:list-style-name="L9">
      <style:paragraph-properties fo:margin-left="0cm" fo:margin-right="0cm" fo:margin-top="0cm" fo:margin-bottom="0cm" fo:text-indent="0cm" style:auto-text-indent="false"/>
    </style:style>
    <style:style style:name="P36" style:family="paragraph" style:parent-style-name="Text_20_body" style:list-style-name="L9">
      <style:paragraph-properties fo:margin-left="0cm" fo:margin-right="0cm" fo:margin-top="0cm" fo:margin-bottom="0.199cm" fo:text-indent="0cm" style:auto-text-indent="false"/>
    </style:style>
    <style:style style:name="P37" style:family="paragraph" style:parent-style-name="Standard">
      <style:paragraph-properties fo:hyphenation-ladder-count="3" fo:padding="0cm" fo:border="none" style:shadow="none"/>
      <style:text-properties fo:hyphenate="true" fo:hyphenation-remain-char-count="2" fo:hyphenation-push-char-count="2"/>
    </style:style>
    <style:style style:name="T1" style:family="text">
      <style:text-properties fo:color="#000080" fo:font-style="italic" fo:font-weight="bold" style:font-style-asian="italic" style:font-weight-asian="bold" style:font-style-complex="italic" style:font-weight-complex="bold"/>
    </style:style>
    <style:style style:name="T2" style:family="text">
      <style:text-properties style:use-window-font-color="true"/>
    </style:style>
    <style:style style:name="T3" style:family="text">
      <style:text-properties fo:color="#000080" style:text-underline-style="solid" style:text-underline-width="auto" style:text-underline-color="font-color" fo:font-weight="bold" style:font-weight-asian="bold" style:font-weight-complex="bold"/>
    </style:style>
    <style:style style:name="T4" style:family="text">
      <style:text-properties fo:font-weight="bold"/>
    </style:style>
    <style:style style:name="T5" style:family="text">
      <style:text-properties fo:color="#000080" fo:font-weight="normal" style:font-weight-asian="normal" style:font-weight-complex="normal"/>
    </style:style>
    <style:style style:name="T6" style:family="text">
      <style:text-properties fo:color="#000080"/>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P1" text:outline-level="1">05.02.2006 [S1]</text:h>
        <text:p text:style-name="P2">Teilnehmer: Markus, Reinhard, Sascha, Andy, Jo, Alex</text:p>
        <text:p text:style-name="P2">Erfahrungspunkte: je +2</text:p>
        <text:p text:style-name="P3">Markus<text:tab/><text:tab/>2</text:p>
        <text:p text:style-name="P3">Reinhard<text:tab/>2</text:p>
        <text:p text:style-name="P3">Sascha<text:tab/><text:tab/>2</text:p>
        <text:p text:style-name="P3">Andy<text:tab/><text:tab/>2</text:p>
        <text:p text:style-name="P3">Jo<text:tab/><text:tab/>2</text:p>
        <text:p text:style-name="P3">Oli<text:tab/><text:tab/>0</text:p>
        <text:p text:style-name="P4">Alex<text:tab/><text:tab/>2</text:p>
        <text:h text:style-name="P5" text:outline-level="2">Tag 1/ Abends</text:h>
        <text:p text:style-name="P6">Die Gruppe ist in der Kneipe Smiling Wolf und beobachtet Streit zwischen <text:span text:style-name="T1">Frederic Kings </text:span><text:span text:style-name="T2">und Meliss</text:span>a Kraudige. </text:p>
        <text:p text:style-name="P6">Von einem Waldläufer <text:span text:style-name="T1">Tony Dinozzo</text:span> hören sie von den Gerüchten von wilden Wölfen, die von mysteriöusen Zweibeinern begleitet werden.</text:p>
        <text:p text:style-name="P6">Auf dem Rückweg hören sie Hilferufe und entdecken die Leiche von Melissa. Sie erkennen Frederic der gerade vom Tatort flieht. <text:span text:style-name="T3">[MORD 1]</text:span></text:p>
        <text:p text:style-name="P6">Die Verfolgung scheitert, da Frederic bei Freunden untertaucht. Die Freunde führen Sascha/Andy in die Irre, als zwei der Freunde getarnt das Haus verlassen und ein zwei Runden drehen. Sascha/Andy bleiben nicht lange genug dran und bekommen nicht mit, wie die Freunde Neal Howie anheuern.</text:p>
        <text:p text:style-name="P6">Die Miliz beauftragt die Gruppe Frederic zu folgen, von dem sie annehmen, dass er nach Virennica fliehen will. Dies hat die Miliz von den Freuden Frederics erfahren.</text:p>
        <text:h text:style-name="P5" text:outline-level="2">Tag 1/ Nachts</text:h>
        <text:p text:style-name="P6">Die Gruppe folgt Frederic und kann diesen fast einholen, wird dann aber von <text:span text:style-name="T1">Neal Howie</text:span> aufgehalten, dem es gelingt aus der Ferne zwei Pferde zu töten.</text:p>
        <text:p text:style-name="P6">Frühmorgens macht die Gruppe eine Rast von etwa 4 Stunden. Sie hören dabei Wolfsgeheul, das langsam näher kommt, aber noch ein paar Kilometer entfernt ist.</text:p>
        <text:h text:style-name="P5" text:outline-level="2">Tag 2</text:h>
        <text:p text:style-name="P6">Den zweiten Tag verbringt die Gruppe mit der Reise nach Virennica. </text:p>
        <text:h text:style-name="P5" text:outline-level="2">Tag 2 / Abends</text:h>
        <text:p text:style-name="P6">Sie kommen gegen späten Abend dort an. Die Stadt betreten sie in zwei getrennten Gruppen. Gruppe 1 mietet sich in zwei Herbergen ein.</text:p>
        <text:p text:style-name="P6">Gruppe 2 wird bei der lokalen Miliz vorstellig. Diese wird der Gruppe nicht helfen, aber auch nicht behindern, solange die Gruppe keinen Ärger macht und nicht schwerbewaffnet durch die Stadt zieht. Der Miliz steht <text:span text:style-name="T1">Elroy Sepannen</text:span> vor.</text:p>
        <text:h text:style-name="P7" text:outline-level="1">26.2.2006 [S2]</text:h>
        <text:p text:style-name="P2">Teilnehmer: Markus, Reinhard, Sascha, Andy</text:p>
        <text:p text:style-name="P2">Erfahrungspunkte: je +3</text:p>
        <text:p text:style-name="P3">Markus<text:tab/><text:tab/>5</text:p>
        <text:p text:style-name="P3">Reinhard<text:tab/>5</text:p>
        <text:p text:style-name="P3">Sascha<text:tab/><text:tab/>5</text:p>
        <text:p text:style-name="P3">Andy<text:tab/><text:tab/>5</text:p>
        <text:p text:style-name="P3">Jo<text:tab/><text:tab/>2</text:p>
        <text:p text:style-name="P3">Oli<text:tab/><text:tab/>0</text:p>
        <text:p text:style-name="P4">Alex<text:tab/><text:tab/>2</text:p>
        <text:p text:style-name="P3"/>
        <text:h text:style-name="P5" text:outline-level="2">Tag 2 / Abends</text:h>
        <text:p text:style-name="P8">Die Gruppe trifft auf <text:span text:style-name="T1">Herrschel</text:span> und behandelt diesen gut.</text:p>
        <text:p text:style-name="P8">Sascha lernt die Hure <text:span text:style-name="T1">Corinna</text:span> kennen (bisher keine Bedeutung als NSC).</text:p>
        <text:h text:style-name="P5" text:outline-level="2">Tag 3 / Tags</text:h>
        <text:p text:style-name="P8">Treffen mit dem Schmidt <text:span text:style-name="T1">Leif Daufeld</text:span>, dieser kennt den Schmidt bei dem Reini gelernt hat. Treffen/Suchen des Handelshauses Schapp. Bei beide hofft die Gruppe Hinweise auf Frederic zu bekommen, falls dieser seine Waffe in Reparatur bringen muss/gebracht hat.</text:p>
        <text:p text:style-name="P8">Nachforschungen bei Pfarrer <text:span text:style-name="T1">Ronny Artmann</text:span>. Bringt aber keine verwertbaren Hinweise.</text:p>
        <text:p text:style-name="P8">Was sie erfahren ist, dass die Familie Kings ursprünglich aus Virennica stammt und diese im letzten Krieg das Reich Cianill verraten hat. Durch den Verrat fiel Unsdorf an Umnia. Als der Verrat aufflog (aber erst nachdem Unsdorf den Besitzer gewechselt hatte) wurde die Familie nach Unsdorf verbannt.</text:p>
        <text:h text:style-name="P5" text:outline-level="2">Tag 3 / Abends</text:h>
        <text:p text:style-name="P8">Herrschel stellt den Kontakt zu Alfonso her. Dieser wird nach Frederic suchen lassen und ihnen Tipps geben. </text:p>
        <text:p text:style-name="P8">Alex wird von Frederic in eine Falle gelockt und neben einer Frauenleiche bewußtlos zurück gelassen. <text:span text:style-name="T3">[MORD 2]</text:span> Die Gruppe kann ihn vor Lynchjustiz bewahren.</text:p>
        <text:h text:style-name="P5" text:outline-level="2">Tag 4 / Tagsüber</text:h>
        <text:p text:style-name="P8">Weitere ergebnislose Nachforschungen</text:p>
        <text:h text:style-name="P5" text:outline-level="2">Tag 4 Abends</text:h>
        <text:p text:style-name="P8">Herrschel verrät ihnen dass sich <text:s/>Frederic im Red Lion aufhält. Gegen 2 Uhr nachts dringen sie in den Red Lion ein (geschickterweise positioniert sich Reini auf der richtigen Seite des Lion) und es gelingt ihnen Frederic gefangen zu nehmen. </text:p>
        <text:p text:style-name="P9">Reini sieht das Frederic sich beim Sprung aus dem Fenster den Fuß bricht, diesen dass aber nicht weiter zu stören scheint. </text:p>
        <text:p text:style-name="P8">Bei Kampf wird Frederic schwer verletzt, eine Verwundung am Arm (???) und eine am Kopf. Frederic ist auf -4 Hits und bewußtlos.</text:p>
        <text:h text:style-name="P7" text:outline-level="1">19.3.2006 [S3]</text:h>
        <text:p text:style-name="P2">Teilnehmer: Markus, Reinhard, Sascha, Andy, Oli, Jo</text:p>
        <text:p text:style-name="P2">Erfahrungspunkte: je +3</text:p>
        <text:p text:style-name="P3">Markus<text:tab/><text:tab/>8</text:p>
        <text:p text:style-name="P3">Reinhard<text:tab/>8</text:p>
        <text:p text:style-name="P3">Sascha<text:tab/><text:tab/>8</text:p>
        <text:p text:style-name="P3">Andy<text:tab/><text:tab/>8</text:p>
        <text:p text:style-name="P3">Jo<text:tab/><text:tab/>5</text:p>
        <text:p text:style-name="P3">Oli<text:tab/><text:tab/>3</text:p>
        <text:p text:style-name="P4">Alex<text:tab/><text:tab/>2</text:p>
        <text:p text:style-name="P6">Fortsetzung von Tag 4 Abends. Frederic kann sich befreien, indem er bei den Beteiligten Schmerzen auslöst (bis auf Jo) sind nach kürzester Zeit alle mehr oder weniger außer Gefecht gesetzt. Frederic befreit sich von den Fesseln; schlägt Reini mit einem Schlag KO und kann fliehen.</text:p>
        <text:h text:style-name="P5" text:outline-level="2">Tag 5 / Tagsüber</text:h>
        <text:p text:style-name="P6">Die Gruppe informiert die Miliz. Alex wird wieder frei gelassen.</text:p>
        <text:p text:style-name="P6">Die Gruppe informiert ebenfalls die Drunken Monkeys.</text:p>
        <text:p text:style-name="P6">Weiterer Mord an einer Frau um Rotlichtviertel. <text:span text:style-name="T3">[MORD 3]</text:span></text:p>
        <text:h text:style-name="P5" text:outline-level="2">Tag 5 / Abends</text:h>
        <text:p text:style-name="P6">Oli besucht die GUILDE. Sie sprechen mit <text:span text:style-name="T1">Lucius Lynah</text:span> dem Sekretär bon <text:span text:style-name="T1">Ronny Dannard GUILDENMEISTER</text:span>, der die höchste Funktion der GILDE in der Stadt ausübt. Lucius geht davon aus, dass Frederic magisch völlig unbegabt ist und es keine magischen Artefakte gibt, die das können was die Gruppe ihm berichtet hat. Artefakte mit solcher Macht wären wenn es sie gäbe wohl so teuer, das man schon ein König sein müßte um sie zu besitzen. Sie bekommen von der GILDE ein Schlafmittel, das einen solange schlafen legt, bis man ihm das Gegenmittel gegeben hat.</text:p>
        <text:p text:style-name="P6">Lucius hat vor 18 Monaten das Vergnügen ein Verhör mit Frederic zu führen, als er in Unsdorf unter Verdacht stand eine Frau vergewaltigt zu haben. Beim Verhör kam heraus, dass er es nicht war. [Frederic HAT die Frau vergewaltigt, kam aber aufgrund seiner erwachten Gensequenz als unschuldig durch].</text:p>
        <text:p text:style-name="P6">(Die Gruppe hat NICHT gefragt wie lange man diese Person schlafen lassen kann bis es gefährlich wird).Ohne Gefahr kann man eine Person bis zu drei Tage schlafen lassen, danach wird die Person das dehydrieren anfangen.</text:p>
        <text:h text:style-name="P5" text:outline-level="2">Tag 6 / Abends</text:h>
        <text:p text:style-name="P8">Alfonzo will in einem Lagerhaus ein paar Mitglieder der Scarfaces gefangennehmen, die dort als Wachen arbeiten. Alfonzzo geht davon aus, das die Wachen wissen wo Frederic ist und das er eventell so an Frederic herankommt.</text:p>
        <text:h text:style-name="P5" text:outline-level="2">Tag 7 / Tagsüber</text:h>
        <text:p text:style-name="P8">Sie tun nix.</text:p>
        <text:h text:style-name="P5" text:outline-level="2">Tag 7 / Abends</text:h>
        <text:p text:style-name="P6">Ein weiterer Mord im Rotlichtviertel <text:span text:style-name="T3">[MORD 4]</text:span></text:p>
        <text:p text:style-name="P6">Sie dringen in das Lagerhaus ein und können die Mitglieder der Scarfaces festsetzen.</text:p>
        <text:h text:style-name="P5" text:outline-level="2">Tag 8 / Tagsüber</text:h>
        <text:p text:style-name="P6">Sie tun nix.</text:p>
        <text:h text:style-name="P5" text:outline-level="2">Tag 8 / Abends/Nachts</text:h>
        <text:p text:style-name="P6">Übergabe von Frederic mit vorgetäuschter Tötung.</text:p>
        <text:h text:style-name="P7" text:outline-level="1">9.4.2006 [S4]</text:h>
        <text:p text:style-name="P2">Teilnehmer: Markus, Reinhard, Sascha, Andy</text:p>
        <text:p text:style-name="P2">Erfahrungspunkte: +2</text:p>
        <text:p text:style-name="P3">Markus<text:tab/><text:tab/>10</text:p>
        <text:p text:style-name="P3">Reinhard<text:tab/>10</text:p>
        <text:p text:style-name="P3">Sascha<text:tab/><text:tab/>10</text:p>
        <text:p text:style-name="P3">Andy<text:tab/><text:tab/>10</text:p>
        <text:p text:style-name="P3">Jo<text:tab/><text:tab/>5</text:p>
        <text:p text:style-name="P3">Oli<text:tab/><text:tab/>3</text:p>
        <text:p text:style-name="P4">Alex<text:tab/><text:tab/>2</text:p>
        <text:p text:style-name="P2">Tag 8 / Abends nachts</text:p>
        <text:p text:style-name="P6">Am Fluß entlang stromaufwärts nach Frederics Leiche gesucht und diese nach etwa 2 Kilometern an einem kleinem Stauwehr <text:s/>gefunden.</text:p>
        <text:p text:style-name="P6">Leiche in Virennica eingeschmuggelt und dann nach Unsdorf aufgebrochen.</text:p>
        <text:p text:style-name="P6">Tag 9 Nachts</text:p>
        <text:p text:style-name="P6">Die Gruppe wird von den Scouts überfallen. Die Scouts schaffen es alle außer Gefecht zu setzen und werden zu guter Letzt aber noch von der Eingreiftruppe außer Gefecht gesetzt. Die Eingreiftruppe versorgt die Gruppe (die davon nichts mitbekommt).</text:p>
        <text:h text:style-name="P5" text:outline-level="2">Tag 10 Reise nach Unsdorf</text:h>
        <text:h text:style-name="P5" text:outline-level="2">Tag 11 Abends Ankunft in Unsdorf</text:h>
        <text:p text:style-name="P8">Sie geben die Leiche ab, berichten Hobbes Mezzy und dürfen heim...</text:p>
        <text:p text:style-name="P8"/>
        <text:h text:style-name="P7" text:outline-level="1">1.5.2006 [S5]</text:h>
        <text:p text:style-name="P2">Teilnehmer: Markus, Reinhard, Sascha, Andy, JO</text:p>
        <text:p text:style-name="P2">Erfahrungspunkte: +3</text:p>
        <text:p text:style-name="P3">Markus<text:tab/><text:tab/>13</text:p>
        <text:p text:style-name="P3">Reinhard<text:tab/>13</text:p>
        <text:p text:style-name="P3">Sascha<text:tab/><text:tab/>13</text:p>
        <text:p text:style-name="P3">Andy<text:tab/><text:tab/>13</text:p>
        <text:p text:style-name="P3">Jo<text:tab/><text:tab/>8</text:p>
        <text:p text:style-name="P3">Oli<text:tab/><text:tab/>3</text:p>
        <text:p text:style-name="P4">Alex<text:tab/><text:tab/>2</text:p>
        <text:p text:style-name="P8">Tag 12, Ruhetag</text:p>
        <text:p text:style-name="P8">Tag 13, M, S campen vor der Stadt, sehen im Südosten Lichterscheinungen. </text:p>
        <text:p text:style-name="P8">Kampf zwischen den Scouts und der Eingreiftruppe</text:p>
        <text:p text:style-name="P8">Tag 14, Ruhetag</text:p>
        <text:p text:style-name="P8">Tag 15, Aufbruch mit 10 weiteren bewaffneten Milizionären</text:p>
        <text:p text:style-name="P8">Captain der Truppe ist Jerold Boberg. </text:p>
        <text:p text:style-name="P8">Tag 16: Marsch auf der Strasse Richtung Osten</text:p>
        <text:p text:style-name="P8">Tag 17: Marsch Richtung Süden</text:p>
        <text:p text:style-name="P8">Tag 18: Wolf gefunden</text:p>
        <text:p text:style-name="P8">Tag 19: Spuren gefunden, verfolgt durch einen Canyon und Höhle gefunden. <text:s/><text:span text:style-name="T3">[MORD 4]</text:span></text:p>
        <text:p text:style-name="P8">Tag 20: In Höhle eingedrungen, Erdbeben; Höhleneingang verschüttet und Eingang in den KOMPLEX freigeworden. In den KOMPEX eingedrungen und den Wartungsgang durchquert. </text:p>
        <text:p text:style-name="P8">Dort eine Türe gefunden, die für sie aufgeht. Tür hat die Sequenz (sowie alle Geräte im KOMPLEX) erkannt. </text:p>
        <text:p text:style-name="P8">Truppe kampiert zwischen den Tür (damit sie nicht zugeht). Der KOMPLEX legt sie schlafen, nimmt ihnen alles weg, was sie aus dem Komplex mitgenommen haben, und verfrachtet sie ein Stück in die Höhle zurück. </text:p>
        <text:p text:style-name="P8">Tag 21: Abstieg ins Tal, zurück zum Rest der Truppe <text:span text:style-name="T3">[MORD 5]</text:span></text:p>
        <text:p text:style-name="P9">Beim Abstieg aus der Höhle nach unten, stürzt Andy katatrosphal ab und kann sich auf wundersame Weise retten.</text:p>
        <text:p text:style-name="P8">Tag 22: Marsch nach Unsdorf <text:span text:style-name="T3">[MORD 6]</text:span></text:p>
        <text:p text:style-name="P8">Tag 23: Marsch nach Unsdorf <text:span text:style-name="T3">[MORD 7]</text:span></text:p>
        <text:p text:style-name="P8">Tag 24: Marsch nach Unsdorf</text:p>
        <text:p text:style-name="P8">Abends Bericht (alles und wahrheitsgemäss) an Hobes Messy</text:p>
        <text:p text:style-name="P8">Es kommt ein Bote aus Virennica, das es weitere Morde gegeben hat. </text:p>
        <text:p text:style-name="P8">Es wird die Leiche exkumiert und man stellt fest, das es nicht die Leiche von Frederic ist.</text:p>
        <text:p text:style-name="P10">[MORD 8]</text:p>
        <text:p text:style-name="P8">Tag 25: Morgens </text:p>
        <text:p text:style-name="P8">Der Bote erzählt von drei weiteren Morden und das die Morde jedesmal brutaler wurden.</text:p>
        <text:p text:style-name="P8">Virennica bietet um Mithilfe und Miliz um mehr Patroullien in Virennica aufzustellen.</text:p>
        <text:p text:style-name="P8">26. Tag: <text:s/>Reise nach Virennica <text:span text:style-name="T3">[MORD 9]</text:span></text:p>
        <text:p text:style-name="P8">27. Tag: Reise nach Virennica. <text:span text:style-name="T3">[MORD 10]</text:span></text:p>
        <text:p text:style-name="P8">27. Tag: Abends: Corinna erzählt Sascha folgendes:</text:p>
        <text:p text:style-name="P8">Sie ist Fredeic begegnet, dieser wollte sie offensichtlich vergewaltigen und dann wohl auch töten. Was genau passiert ist, weiss sie nicht mehr, sie hat eine Erinngerungslücke. Sie weiß nur , das sie in einem anderen Stadtviertel wieder zusich kam und lebte. </text:p>
        <text:p text:style-name="P8">Sie hat bei Frederic etwas Böses Dunkles gspürt, etwas was sie bei sich und der Truppe auch spürt, allerdings bei weitem nicht so stark und nicht böse.</text:p>
        <text:p text:style-name="P8">Sie hat einen Mann kennengelernt, bei dem sie das gleiche gespürt hat, ebenfalls sehr stark, aber positiv und freundlich. Sie hat diesem Mann auch von der Truppe erzählt, dieser hat aber den Kontakt zur Truppe abgelehnt.</text:p>
        <text:p text:style-name="P8">Corinna hat mal eine Fehlgeburt, die sie wundersamerweise überlebt hat. Sascha's Figur hatte eine schwere Lungenentzündung; ebenfalls auf wundersame Weise überlebt...</text:p>
        <text:h text:style-name="Heading_20_1" text:outline-level="1">21.5.2006 [S6]</text:h>
        <text:p text:style-name="P2">Teilnehmer: Markus, Reinhard, Sascha, Andy, JO</text:p>
        <text:p text:style-name="P2">Erfahrungspunkte: +5</text:p>
        <text:p text:style-name="P3">Markus -1 EP wegen neuem Quirk</text:p>
        <text:p text:style-name="P3">Markus<text:tab/><text:tab/>17</text:p>
        <text:p text:style-name="P3">Reinhard<text:tab/>18</text:p>
        <text:p text:style-name="P3">Sascha<text:tab/><text:tab/>18</text:p>
        <text:p text:style-name="P3">Andy<text:tab/><text:tab/>18</text:p>
        <text:p text:style-name="P3">Jo<text:tab/><text:tab/>11</text:p>
        <text:p text:style-name="P3">Oli<text:tab/><text:tab/>3</text:p>
        <text:p text:style-name="P4">Alex<text:tab/><text:tab/>2</text:p>
        <text:p text:style-name="Standard">Tag 27; Nachts</text:p>
        <text:p text:style-name="Standard">Gruppe sucht den Vater von Phuong Mcaboy auf, der Frederic überrascht hat, auf um ihn zu befragen. Der Vater Isa Mcaboy ist eine Schnappsleiche...</text:p>
        <text:p text:style-name="Standard">Tag 28</text:p>
        <text:p text:style-name="Standard">Die Gruppe beginnt wieder mit Nachforschungen beim Pfarrer Artmann. </text:p>
        <text:p text:style-name="Standard">Sie suchen die Stelle im Norden der Stadt woe ihnen der Wolf begegnet ist auf. </text:p>
        <text:p text:style-name="Standard">Corinna sagt Sascha: Salomon weiß nicht, warum Frederic die Morde begeht; desweiteren ist Frederic allein sein Problem. Corinna glaubt, das Frederic versucht hat, sie auf seine Seite zu ziehen.</text:p>
        <text:p text:style-name="Standard">Tag 28 Abends</text:p>
        <text:p text:style-name="Standard">Überläufer der Scarfaces verraten wo sich der Illusionist versteckt hält.</text:p>
        <text:p text:style-name="Standard">Die Gruppe tauschen Blut, Markus gibt etwas Blut an Reini und Sascha. Sie spüren das es auf der Zunge kribbelt...</text:p>
        <text:p text:style-name="Standard">Tag 28; Nachts </text:p>
        <text:p text:style-name="P10">[MORD 11]</text:p>
        <text:p text:style-name="Standard">Tag 29</text:p>
        <text:p text:style-name="Standard">Der Hofmagier Quintes Joces O`Maniac trifft in Virennica ein und bringt 10 Tempelritter mit um die Suche nach Frederic zu leiten.</text:p>
        <text:p text:style-name="Standard">Durch den Mord 10 an Daria Phanke ist die Sache nun hochpolitisch, da die Familie Phanke eine sehr mächtige Familie im Reich Cianil. Phanke glaubt, das die Miliz mit der Sache total überfordert ist (sieht man auch daran, dass die Miliz Amateure aus Unsdorf an der Suche beteiligt).</text:p>
        <text:p text:style-name="Standard">Tag 29 Abends</text:p>
        <text:p text:style-name="Standard">Die Gruppe geht zum Haus des Illusionisten und will diesen stellen. Letzlich war es eine Falle von Frederic und dieser kassiert die Gruppe ein.</text:p>
        <text:p text:style-name="Standard">Tag 30/31 <text:span text:style-name="T3">[MORD 12]</text:span></text:p>
        <text:p text:style-name="Standard">Die Gruppe befindet sich in einem Höhlenkomplex und sind die Gefangenen von Frederic: </text:p>
        <text:p text:style-name="Standard">Es kommt einer dieser Vollplattenritter mit einem Wolf und mustert die Gruppe. Er trifft dann auf Salamon, der mit dem Ritter ein kurzes Gespräch führt; nachdem Gespräch geht der Ritter einfach wieder...</text:p>
        <text:p text:style-name="Standard">Einer der Wächter befreit die Gruppe während Frederic wieder auf Mordjagt ist und überwältigt dann zusammen mit ihnen den Rest der zurückgebliebenen Männer. </text:p>
        <text:p text:style-name="Standard">Es kommt Salomon mit etwa 20 Mann Vestärkung (und zwei riesigen Balistas mit Mannschaft je zwei) um Frederic bei seiner Ankunft zu stellen.</text:p>
        <text:p text:style-name="Standard">Frederic taucht mit zwei Vollplattenrittern auf und einigen Männern der Scarfaces. Salomon kann Frederic nicht umstimmmen und es kommt zum Endkampf bei dem Frederic geköpft wird.</text:p>
        <text:h text:style-name="Heading_20_1" text:outline-level="1">18.6.2006 [S7]</text:h>
        <text:p text:style-name="P2">Teilnehmer: Markus, Reinhard, Sascha, Andy, JO, Oli</text:p>
        <text:p text:style-name="P2">Erfahrungspunkte: +2</text:p>
        <text:p text:style-name="P3">Markus<text:tab/><text:tab/>19</text:p>
        <text:p text:style-name="P3">Reinhard<text:tab/>20</text:p>
        <text:p text:style-name="P3">Sascha<text:tab/><text:tab/>20</text:p>
        <text:p text:style-name="P3">Andy<text:tab/><text:tab/>20</text:p>
        <text:p text:style-name="P3">Jo<text:tab/><text:tab/>12</text:p>
        <text:p text:style-name="P3">Oli<text:tab/><text:tab/>5</text:p>
        <text:p text:style-name="P4">Alex<text:tab/><text:tab/>2</text:p>
        <text:p text:style-name="P11">Tag 31</text:p>
        <text:p text:style-name="P11">Salomon informiert die Gruppe, dass er der Anführer einer Gemeinschaft ist, die ein gemeinsames Schicksal tragen. Er glaubt nicht, das die Gruppe dieses Schicksal tragen, da sein Vertrauter Johan der Blinde (der die Sequenz entdecken kann) dies nicht glaubt und er in diesem Punkt Corinna nicht genug vertraut.</text:p>
        <text:p text:style-name="P11">Sein Ziel ist es, die Schicksalgemeinschaft </text:p>
        <text:p text:style-name="P11">Er rät ihnen sich bedeckt zu halten und einen Bogen um die GILDE oder Behörden zu machen.</text:p>
        <text:p text:style-name="P11">Sie sollen sich eine Coverstory für das Geschehen in der Höhle ausdenken und Salomon dabei raus halten.</text:p>
        <text:p text:style-name="P11">Corinna wird Salomon begleiten. </text:p>
        <text:p text:style-name="P11">Sollten die Kräfte die der Gruppe erwachen, dann wird die Gruppe dies erkennen. In diesem Fall soll die Gruppe in in der Kuppelstadt Bolardis suchen.</text:p>
        <text:p text:style-name="P11">Die Gruppe durchsucht das Bergwerk und findet einige wertvolle Kleinigkeiten.</text:p>
        <text:p text:style-name="P11">Sie finden einen Zugang zu einem tiefer gelegten Höhlensystem, in diem sie eine riesige Pyramide finden. </text:p>
        <text:p text:style-name="P11">Sie finden die Leiche und den ersten Teil des Artefakts.</text:p>
        <text:p text:style-name="P11">Sie erkennen, das sie das gefundene Teilstück der animierten Statue geben müssen, die dieses Teilstück mit einem weiteren Teil verbindet und ihnen dieses teil gibt. </text:p>
        <text:p text:style-name="P11">Die Statue macht deutlich, dass sie damit einen Handel begonnen haben, den sie nun fortführen müssen.</text:p>
        <text:h text:style-name="Heading_20_1" text:outline-level="1">30.7.2006 [S8] </text:h>
        <text:p text:style-name="P12">Teilnehmer : Markus. Reinhard, Sascha, Andy</text:p>
        <text:p text:style-name="P12">Erfahrungspunkte: +2; Andy +5 wegen Wiki/Forum</text:p>
        <text:p text:style-name="P3">Markus<text:tab/><text:tab/>21 (6 Quirks)</text:p>
        <text:p text:style-name="P3">Reinhard<text:tab/>22</text:p>
        <text:p text:style-name="P3">Sascha<text:tab/><text:tab/>22</text:p>
        <text:p text:style-name="P3">Andy<text:tab/><text:tab/>27</text:p>
        <text:p text:style-name="P3">Jo<text:tab/><text:tab/>12</text:p>
        <text:p text:style-name="P3">Oli<text:tab/><text:tab/>5</text:p>
        <text:p text:style-name="P13">Alex<text:tab/><text:tab/>2</text:p>
        <text:p text:style-name="P13">Gruppe bekommt Belohnung: </text:p>
        <text:p text:style-name="P13">10.000 weil Frederic abgeliefert.</text:p>
        <text:p text:style-name="P3">Markus<text:tab/><text:tab/>2000</text:p>
        <text:p text:style-name="P3">Reinhard<text:tab/>2000</text:p>
        <text:p text:style-name="P3">Sascha<text:tab/><text:tab/>2000</text:p>
        <text:p text:style-name="P3">Andy<text:tab/><text:tab/>2000</text:p>
        <text:p text:style-name="P3">Jo<text:tab/><text:tab/>1250</text:p>
        <text:p text:style-name="P3">Oli<text:tab/><text:tab/>750</text:p>
        <text:p text:style-name="P13">Alex<text:tab/><text:tab/></text:p>
        <text:p text:style-name="P14">Durchsuchen der Pyramide des Freimagiers Artemies. Fund von dem Geschichtsalmanach und dem letzten Tagebuch von Artemies.</text:p>
        <text:p text:style-name="P14">Vor der Pyramide von der Eingreiftruppe aufgebracht: diese erklärt der Gruppe, das sie </text:p>
        <text:list text:style-name="L2">
          <text:list-item>
            <text:p text:style-name="P15">eine Quest erhalten haben: sie müssen alle einzelteile eines Artefaktes finden und zusammensetzen (dies sollte eigentlich Salomon übernehmen) </text:p>
          </text:list-item>
          <text:list-item>
            <text:p text:style-name="P15">das sie Eingreiftruppe für die Kontrolle arbeitet; aber nicht die Kontrolle ist</text:p>
          </text:list-item>
          <text:list-item>
            <text:p text:style-name="P15">das sie sich bedeckt halten sollen; vor allem vor der GILDE und den offiziellen Behörden. </text:p>
          </text:list-item>
          <text:list-item>
            <text:p text:style-name="P15">Das das Artefakt extrem mächtig ist (was es aber genau kann, das wissen sie selber nicht)</text:p>
          </text:list-item>
          <text:list-item>
            <text:p text:style-name="P15">Das nur jemand mit dem Schicksal die Artefaktteile finden und zusammensetzen kann </text:p>
          </text:list-item>
          <text:list-item>
            <text:p text:style-name="P15">Das Artemies das Artefakt haben will um ins Leben zurückzukehren. </text:p>
          </text:list-item>
          <text:list-item>
            <text:p text:style-name="P15">Das Artemies ein paar mächtige magische Gimmicks hinterlassen hat um sicherzustellen, dass das Artefakt auch wirklich zu ihm gebracht wird, wenn es fertig gestellt ist</text:p>
          </text:list-item>
        </text:list>
        <text:p text:style-name="P16"/>
        <text:p text:style-name="P14">Tage 32/32 Reise nach Virennica; Leiche von Frederic bei der Miliz in Virennica abgegeben. Sie erzählen der Miliz, </text:p>
        <text:list text:style-name="L3">
          <text:list-item>
            <text:p text:style-name="P17">das sie in eine Falle gelaufen sind und von Frederic überwältigt und gefangen genommen wurden.</text:p>
          </text:list-item>
          <text:list-item>
            <text:p text:style-name="P18">KLÄREN HABEN SIE VOM ILLUSIONISTEN ERZÄHLT? --&gt; NEIN</text:p>
          </text:list-item>
          <text:list-item>
            <text:p text:style-name="P17">Das sie sich in einem Bergwerk befunden haben; das anscheinend Frederics Versteck war...</text:p>
          </text:list-item>
          <text:list-item>
            <text:p text:style-name="P17">Das sie sich befreien und Frederic überwältigen und töten konnten</text:p>
          </text:list-item>
          <text:list-item>
            <text:p text:style-name="P18">KLÄREN HABEN SIE VON DER PYRAMIDE ERZÄHLT? --&gt; NEIN</text:p>
          </text:list-item>
        </text:list>
        <text:h text:style-name="Heading_20_1" text:outline-level="1">15.8.2006 [S9] </text:h>
        <text:p text:style-name="P12">Teilnehmer : Markus. Reinhard, Sascha, Andy</text:p>
        <text:p text:style-name="P12">Erfahrungspunkte: +3</text:p>
        <text:p text:style-name="P3">Markus<text:tab/><text:tab/>24 (6 Quirks)</text:p>
        <text:p text:style-name="P3">Reinhard<text:tab/>25</text:p>
        <text:p text:style-name="P3">Sascha<text:tab/><text:tab/>25</text:p>
        <text:p text:style-name="P3">Andy<text:tab/><text:tab/>30</text:p>
        <text:p text:style-name="P3">Jo<text:tab/><text:tab/>12</text:p>
        <text:p text:style-name="P3">Oli<text:tab/><text:tab/>5</text:p>
        <text:p text:style-name="P13">Alex<text:tab/><text:tab/>2</text:p>
        <text:p text:style-name="P19">An den folgenden 3 Tagen sammelt Caleb Karins in seiner freien Zeit Kräuter für diverse Tränke </text:p>
        <text:p text:style-name="P20">An den folgenden 3 Tagen lesen Caleb Karins und Rufus Higby in ihrer freien Zeit in den Büchern (<text:a xlink:type="simple" xlink:href="http://revelation.familie-schmidt.net/cgi-bin/wiki.pl?Geschichtsalmanach">Geschichtsalmanach</text:a>, <text:a xlink:type="simple" xlink:href="http://revelation.familie-schmidt.net/cgi-bin/wiki.pl?Tagebuch">Tagebuch</text:a>) </text:p>
        <text:p text:style-name="P21">Audienz bei Quintes: wir erzählen alles abgesehen von den Dingen die mit Artemis/<text:a xlink:type="simple" xlink:href="http://revelation.familie-schmidt.net/cgi-bin/wiki.pl?Die_KONTROLLE_Und_Das_Manifest">[KONTROLLE]</text:a>/Artefakt zu tun haben </text:p>
        <text:p text:style-name="P21">Informationen von Quintes: </text:p>
        <text:list text:style-name="L4">
          <text:list-item>
            <text:p text:style-name="P22">Das Schicksal trat bei Salomon das erste mal auf </text:p>
          </text:list-item>
          <text:list-item>
            <text:p text:style-name="P22">Das Schicksal tritt immer häufiger auf </text:p>
          </text:list-item>
          <text:list-item>
            <text:p text:style-name="P22">Die Gilde weiß noch nichts vom Schicksal, was aber im Endeffekt nur noch eine Frage der Zeit ist </text:p>
          </text:list-item>
          <text:list-item>
            <text:p text:style-name="P23">Die Gilde wird alles daran setzen alle Schicksalsträger auszumerzen </text:p>
          </text:list-item>
        </text:list>
        <text:p text:style-name="P21">Quintes gibt uns den Tipp unsere Magier offiziell für tot erklären zu lassen, da sie die nächsten Gildenüberpürfung sonst nicht überleben würden </text:p>
        <text:p text:style-name="P21">Quintes verschafft uns einen allgemeinen Durchsuchungsbefehl den wir aber nur im Notfall vorzeigen sollen </text:p>
        <text:p text:style-name="P21">Nachdem keiner der Drunken Monkeys in unserer Herberge auftaucht versuchen wir über den Wirt Kontakt zu Herschel herzustellen </text:p>
        <text:p text:style-name="P21">Wir durchsuchen den letzten Unterschlupf von Frederic in Virennica und entdecken einen Brief von Frederic an Salomon den ersterer nie abgeschickt hat, Inhalt: </text:p>
        <text:p text:style-name="P21">Frederic bedankt sich für Salomons Unterstützung </text:p>
        <text:p text:style-name="P21">Frederic klagt darüber, daß seine Kräfte ausser Kontrolle zu geraten scheinen </text:p>
        <text:p text:style-name="P21">Frederic erwähnt einen seltsamen Gegenstand, den er bei einem seiner Morde gefunden hat, zu dem er eine starke Affinität spürt und den er irgendwo sicher verwahrt hat </text:p>
        <text:p text:style-name="P21">Auf der Suche nach dem Illusionisten (der nach unseren Spekulationen evtl. den seltsamen Gegenstand/Artefaktbruchstück verwahrt und uns mit dem Problem bzgl. unserer Magier helfen könnte) durchsuchen wir das Haus des Illusionisten, finden es aber nur noch verlassen vor. </text:p>
        <text:p text:style-name="P21">Theoderich erstatt Quintes von unseren Nachforschungen Bericht und verplappert sich ('Artefaktbruchstück') </text:p>
        <text:p text:style-name="P21">Theoderich zeigt Quintes auf dessen Wunsch hin den Brief von Theoderich </text:p>
        <text:p text:style-name="P21">Die Drunken Monkeys bitten uns um Unterstützung gegen die Reste der Scarfaces, welche sich in einem Haus verschanzt halten. Der Illusionist dürfte sich ebenfalls dort befinden </text:p>
        <text:p text:style-name="P21">Theoderich und Gareth besuchen Quintes ein 4. Mal, Theoderich erzählt Quintes <text:span text:style-name="T4">alles</text:span> (Artemis/<text:a xlink:type="simple" xlink:href="http://revelation.familie-schmidt.net/cgi-bin/wiki.pl?Die_KONTROLLE_Und_Das_Manifest">[KONTROLLE]</text:a>/Artefakt) </text:p>
        <text:p text:style-name="P21">Quintes ist geschockt und will die Bücher begutachten </text:p>
        <text:p text:style-name="P21">Quintes gibt weitere Informationen: </text:p>
        <text:list text:style-name="L5">
          <text:list-item>
            <text:p text:style-name="P24">Artemies war nicht nur der größte sondern auch der erste Freimagier </text:p>
          </text:list-item>
          <text:list-item>
            <text:p text:style-name="P25">Artemies strebte nach Wissen, nicht nach Macht </text:p>
          </text:list-item>
        </text:list>
        <text:p text:style-name="P21">Auch die von uns gegebenen, neuen Informationen sind bei ihm sicher </text:p>
        <text:p text:style-name="P21">Die Auslöschung der Scarfaces: </text:p>
        <text:p text:style-name="P21">Die Gruppe steigt über das Dach ins Gebäude ein und schaltet diverse Scarface-Mitglieder im Schlaf aus bzw. überrumpelt sie </text:p>
        <text:p text:style-name="P21">Kampf mit einigen restlichen Scarface-Mitgliedern </text:p>
        <text:p text:style-name="P21">Öffnen eines Kellerraums, der neben etlichen Waffen/Ausrüstungsgegenständen auch ein kleine Truhe beherbergt </text:p>
        <text:p text:style-name="P21">In der Truhe findet sich das besagte Bruchstück des Artefakts, das Frederic entdeckt hatte </text:p>
        <text:p text:style-name="P21"/>
        <text:p text:style-name="P21"/>
        <text:p text:style-name="P21"/>
        <text:p text:style-name="P21"/>
        <text:p text:style-name="P21"/>
        <text:p text:style-name="P21"/>
        <text:p text:style-name="P21"/>
        <text:h text:style-name="Heading_20_1" text:outline-level="1">27.8.2006 [S10] </text:h>
        <text:p text:style-name="P12">Teilnehmer : Markus. Reinhard, Sascha, Jo</text:p>
        <text:p text:style-name="P12">Erfahrungspunkte: +2</text:p>
        <text:p text:style-name="P3">Markus<text:tab/><text:tab/>26 (6 Quirks)</text:p>
        <text:p text:style-name="P3">Reinhard<text:tab/>27</text:p>
        <text:p text:style-name="P3">Sascha<text:tab/><text:tab/>27</text:p>
        <text:p text:style-name="P3">Andy<text:tab/><text:tab/>30</text:p>
        <text:p text:style-name="P3">Jo<text:tab/><text:tab/>14</text:p>
        <text:p text:style-name="P3">Oli<text:tab/><text:tab/>5</text:p>
        <text:p text:style-name="P13">Alex<text:tab/><text:tab/>2</text:p>
        <text:p text:style-name="P26">Die beiden Magier der Gruppe sind nun offiziell "tot" (mit Hilfe von Quintes, der den lästigen Papierkram erledigt hat), d.h. </text:p>
        <text:list text:style-name="L6">
          <text:list-item>
            <text:p text:style-name="P27">sie dürfen sich nicht in der Öffentlichkeit sehen lassen</text:p>
          </text:list-item>
          <text:list-item>
            <text:p text:style-name="P28">sie brauchen sich nicht mehr zum 4(?)-jährigen Checkup melden und Angst haben, als "Schicksalsträger" aufzufliegen </text:p>
          </text:list-item>
        </text:list>
        <text:p text:style-name="P29">Die Gruppe ist wieder zurück in Unsdorf und verbringt die folgenden 6 Wochen mit: </text:p>
        <text:list text:style-name="L7">
          <text:list-item>
            <text:p text:style-name="P30">Schmieden (Theoderich) </text:p>
          </text:list-item>
          <text:list-item>
            <text:p text:style-name="P30">Tränke brauen (Caleb) </text:p>
          </text:list-item>
          <text:list-item>
            <text:p text:style-name="P30">Minenarbeit (Gareth) </text:p>
          </text:list-item>
          <text:list-item>
            <text:p text:style-name="P31">der Entschlüsselung der beiden Bücher (Artemies' Tagebuch und sein Geschichtsalmanach) </text:p>
          </text:list-item>
        </text:list>
        <text:p text:style-name="P32">das alljährliche "x-Jahre-vor-der-Tausenjahresfeier von Unsdorf" steht vor der Tür und dauert ca. 4 Wochen </text:p>
        <text:p text:style-name="P32">unzählige fahrende Händler, Gaukler und "Spieler" sind angereist </text:p>
        <text:p text:style-name="P32">es finden zahlreiche Wettkämpfe statt </text:p>
        <text:list text:style-name="L8">
          <text:list-item>
            <text:p text:style-name="P33">Bogenschiessen: Caleb und Theoderich kommen beide bis in Runde 4 (kein Preisgeld) </text:p>
          </text:list-item>
          <text:list-item>
            <text:p text:style-name="P33">Fang-Den-Hut: Gareth kommt ebenfalls bis Runde 4 (kein Preisgeld) </text:p>
          </text:list-item>
          <text:list-item>
            <text:p text:style-name="P33">Schaukampf: Cyrus und Theoderich kommen (wunder was) bis Runde 4 (kein Preisgeld) </text:p>
          </text:list-item>
          <text:list-item>
            <text:p text:style-name="P34">Bloodsport: Theoderich scheidet schmählich in Runde 1 aus </text:p>
          </text:list-item>
        </text:list>
        <text:p text:style-name="P29">Caleb entdeckt bei einem fahrenden Händler ("Marcel, der Kleine") ein Stück Rohr, welches einige Besonderheiten aufweist: </text:p>
        <text:list text:style-name="L9">
          <text:list-item>
            <text:p text:style-name="P35">es scheint aus einem Guß zu sein, da es keine Nieten oder Schweißnähte aufweist </text:p>
          </text:list-item>
          <text:list-item>
            <text:p text:style-name="P35">es britzelt bei Berührung; genauso, wie Calebs Blut gebritzelt hat, als Caleb und ? es probiert haben </text:p>
          </text:list-item>
          <text:list-item>
            <text:p text:style-name="P36">das Rohr war wohl Teil einer Dampfmaschine, die in einer Firma ca. 300km östlich von Unsdorf eingesetzt wurde; der Händler beschreibt uns den Weg </text:p>
          </text:list-item>
        </text:list>
        <text:p text:style-name="P32">beim Bloodsport-Wettbewerb tritt ein junger Mann aus einem der Nachbardörfer ins Rampenlicht, der eine unglaubliche Reaktionsgabe zu besitzen scheint </text:p>
        <text:p text:style-name="P32">es geht das Gerücht des Betrugs um... Magie sei im Spiel </text:p>
        <text:p text:style-name="P32">ein persönliches Gespräch mit ihm läßt stark vermuten, daß es sich bei ihm ebenfalls um Einen handelt, der das "Schicksal" in sich trägt </text:p>
        <text:p text:style-name="P32">in der letzten, finalen Runde - der Sieg ist ihm fast sicher - wird er von seinem Gegner (dem Schwertmeister) enthauptet. DOH! </text:p>
        <text:h text:style-name="Heading_20_1" text:outline-level="1">17.9.2006 [S11] </text:h>
        <text:p text:style-name="P37"><text:span text:style-name="T5">Teilnehmer : </text:span><text:span text:style-name="T6">Markus, Reinhard, Sascha, Andi, Basti</text:span></text:p>
        <text:p text:style-name="P12">Erfahrungspunkte: +3</text:p>
        <text:p text:style-name="P3">Markus<text:tab/><text:tab/>23 (6 Quirks)</text:p>
        <text:p text:style-name="P3">Reinhard<text:tab/>30</text:p>
        <text:p text:style-name="P3">Sascha<text:tab/><text:tab/>30</text:p>
        <text:p text:style-name="P3">Andy<text:tab/><text:tab/>33</text:p>
        <text:p text:style-name="P3">Basti<text:tab/><text:tab/>2</text:p>
        <text:p text:style-name="P3">Jo<text:tab/><text:tab/>14</text:p>
        <text:p text:style-name="P3">Oli<text:tab/><text:tab/>5</text:p>
        <text:p text:style-name="P13">Alex<text:tab/><text:tab/>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0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10-23T19:03:14</dc:date>
    <meta:print-date>2006-09-16T21:47:01</meta:print-date>
    <dc:language>de-DE</dc:language>
    <meta:editing-cycles>63</meta:editing-cycles>
    <meta:editing-duration>PT20H56M39S</meta:editing-duration>
    <meta:user-defined meta:name="Info 1"/>
    <meta:user-defined meta:name="Info 2"/>
    <meta:user-defined meta:name="Info 3"/>
    <meta:user-defined meta:name="Info 4"/>
    <meta:document-statistic meta:table-count="0" meta:image-count="0" meta:object-count="0" meta:page-count="5" meta:paragraph-count="316" meta:word-count="3129" meta:character-count="19713"/>
  </office:meta>
</office:document-meta>
</file>